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 table:number-columns-repeated="3"/>
          <table:table-cell table:style-name="ce19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0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mpressed, Sometimes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mpressed,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bytecod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19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0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19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5" office:value-type="string">
            <text:p>draft: 1</text:p>
          </table:table-cell>
          <table:table-cell table:style-name="ce10" table:formula="oooc:=COUNTIF([.E2:.E141];1)" office:value-type="float" office:value="27">
            <text:p>27</text:p>
          </table:table-cell>
          <table:table-cell table:style-name="ce16" table:number-columns-repeated="254"/>
        </table:table-row>
        <table:table-row table:style-name="ro4">
          <table:table-cell table:style-name="ce6" office:value-type="string">
            <text:p>approval: 2</text:p>
          </table:table-cell>
          <table:table-cell table:style-name="ce11" table:formula="oooc:=COUNTIF([.E2:.E141];2)" office:value-type="float" office:value="0">
            <text:p>0</text:p>
          </table:table-cell>
          <table:table-cell table:style-name="ce16" table:number-columns-repeated="254"/>
        </table:table-row>
        <table:table-row table:style-name="ro4">
          <table:table-cell table:style-name="ce7" office:value-type="string">
            <text:p>final: 3</text:p>
          </table:table-cell>
          <table:table-cell table:style-name="ce11" table:formula="oooc:=COUNTIF([.E2:.E141];3)" office:value-type="float" office:value="0">
            <text:p>0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7">17/05/2007</text:date>, <text:time>17.17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David Vignoni</meta:initial-creator>
    <meta:creation-date>2007-05-17T14:47:42</meta:creation-date>
    <dc:creator>David Vignoni</dc:creator>
    <dc:date>2007-05-17T17:17:47</dc:date>
    <dc:language>en-US</dc:language>
    <meta:editing-cycles>11</meta:editing-cycles>
    <meta:editing-duration>PT1H24M20S</meta:editing-duration>
    <meta:user-defined meta:name="Info 1"/>
    <meta:user-defined meta:name="Info 2"/>
    <meta:user-defined meta:name="Info 3"/>
    <meta:user-defined meta:name="Info 4"/>
    <meta:document-statistic meta:table-count="3" meta:cell-count="170"/>
  </office:meta>
</office:document-meta>
</file>